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907cm" fo:min-width="2.632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844cm" fo:min-width="2.509cm"/>
      <style:paragraph-properties style:writing-mode="lr-tb"/>
    </style:style>
    <style:style style:name="gr3" style:family="graphic" style:parent-style-name="objectwithoutfill">
      <style:graphic-properties svg:stroke-color="#000000" draw:marker-end="Rounded_20_large_20_Arrow" draw:fill="solid" draw:fill-color="#000000" draw:textarea-vertical-align="middle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0.836cm" fo:min-width="1.66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834cm" fo:min-width="1.405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128cm" fo:min-width="2.29cm"/>
      <style:paragraph-properties style:writing-mode="lr-tb"/>
    </style:style>
    <style:style style:name="gr7" style:family="graphic" style:parent-style-name="objectwithoutfill" style:list-style-name="L1">
      <style:graphic-properties svg:stroke-color="#000000" draw:fill="solid" draw:textarea-vertical-align="middle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973cm" fo:min-width="2.375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1.626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margin-left="2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32cm" svg:height="2.157cm" draw:transform="rotate (-0.0099483767363673) translate (4.675cm 7.452cm)">
          <text:p text:style-name="P1"><text:span text:style-name="T1">NetHead</text:span></text:p>
          <text:p text:style-name="P1"><text:span text:style-name="T2">Server</text:span></text:p>
          <text:p text:style-name="P1"><text:span text:style-name="T3">&lt;&lt;Leshan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009cm" svg:height="2.093cm" draw:transform="rotate (-0.0099483767363673) translate (4.748cm 3.387cm)">
          <text:p text:style-name="P1"><text:span text:style-name="T1">NetHead</text:span></text:p>
          <text:p text:style-name="P1"><text:span text:style-name="T1">UI</text:span></text:p>
          <text:p text:style-name="P1"><text:span text:style-name="T3">&lt;&lt;Dash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2" draw:layer="layout" draw:type="line" svg:x1="4.666cm" svg:y1="8.561cm" svg:x2="2.45cm" svg:y2="8.232cm" draw:start-shape="id1" draw:start-glue-point="3" draw:end-shape="id2" draw:end-glue-point="6" svg:d="M4666 8561l-2216-329" svg:viewBox="0 0 2217 330">
          <text:p/>
        </draw:connector>
        <draw:custom-shape draw:style-name="gr4" draw:text-style-name="P3" xml:id="id3" draw:id="id3" draw:layer="layout" svg:width="2.159cm" svg:height="1.737cm" svg:x="0.489cm" svg:y="4.564cm">
          <text:p text:style-name="P1"><text:span text:style-name="T2">Graphite</text:span></text:p>
          <text:p text:style-name="P1"><text:span text:style-name="T3">&lt;&lt;data&gt;&gt;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xml:id="id2" draw:id="id2" draw:layer="layout" svg:width="1.904cm" svg:height="1.733cm" svg:x="0.546cm" svg:y="7.365cm">
          <text:p text:style-name="P1"><text:span text:style-name="T2">SQLite</text:span></text:p>
          <text:p text:style-name="P1"><text:span text:style-name="T3">&lt;&lt;config&gt;&gt;</text:span></text:p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5" draw:id="id5" draw:layer="layout" svg:width="2.79cm" svg:height="1.378cm" draw:transform="rotate (-0.0099483767363673) translate (4.825cm 0.619cm)">
          <text:p text:style-name="P4"><text:span text:style-name="T2">Web</text:span></text:p>
          <text:p text:style-name="P4"><text:span text:style-name="T2">Brows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2" draw:layer="layout" draw:type="line" svg:x1="4.666cm" svg:y1="8.561cm" svg:x2="2.649cm" svg:y2="5.433cm" draw:start-shape="id1" draw:start-glue-point="3" draw:end-shape="id3" draw:end-glue-point="6" svg:d="M4666 8561l-2017-3128" svg:viewBox="0 0 2018 3129">
          <text:p/>
        </draw:connector>
        <draw:connector draw:style-name="gr3" draw:text-style-name="P2" draw:layer="layout" draw:type="line" svg:x1="4.737cm" svg:y1="4.463cm" svg:x2="2.649cm" svg:y2="5.433cm" draw:start-shape="id4" draw:start-glue-point="3" draw:end-shape="id3" draw:end-glue-point="6" svg:d="M4737 4463l-2088 970" svg:viewBox="0 0 2089 971">
          <text:p/>
        </draw:connector>
        <draw:connector draw:style-name="gr3" draw:text-style-name="P2" draw:layer="layout" draw:type="line" svg:x1="4.737cm" svg:y1="4.463cm" svg:x2="2.45cm" svg:y2="8.232cm" draw:start-shape="id4" draw:start-glue-point="3" draw:end-shape="id2" draw:end-glue-point="6" svg:d="M4737 4463l-2287 3769" svg:viewBox="0 0 2288 3770">
          <text:p/>
        </draw:connector>
        <draw:connector draw:style-name="gr7" draw:text-style-name="P6" draw:layer="layout" draw:type="line" svg:x1="6.22cm" svg:y1="2.011cm" svg:x2="6.231cm" svg:y2="3.402cm" draw:start-shape="id5" draw:start-glue-point="2" draw:end-shape="id4" draw:end-glue-point="0" svg:d="M6220 2011l11 1391" svg:viewBox="0 0 12 1392">
          <text:p text:style-name="P5"><text:span text:style-name="T4">HTTP</text:span></text:p>
        </draw:connector>
        <draw:custom-shape draw:style-name="gr8" draw:text-style-name="P1" xml:id="id6" draw:id="id6" draw:layer="layout" svg:width="2.875cm" svg:height="2.222cm" draw:transform="rotate (-0.0099483767363673) translate (11.255cm 7.386cm)">
          <text:p text:style-name="P1"><text:span text:style-name="T1">NetHead</text:span></text:p>
          <text:p text:style-name="P1"><text:span text:style-name="T1">Client</text:span></text:p>
          <text:p text:style-name="P1"><text:span text:style-name="T3">&lt;&lt;device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9" draw:text-style-name="P8" draw:layer="layout" draw:type="line" svg:x1="11.245cm" svg:y1="8.526cm" svg:x2="7.798cm" svg:y2="8.53cm" draw:start-shape="id6" draw:start-glue-point="3" draw:end-shape="id1" draw:end-glue-point="1" svg:d="M11245 8526l-3447 4" svg:viewBox="0 0 3448 5">
          <text:p text:style-name="P7"><text:span text:style-name="T5">LwM2M</text:span></text:p>
          <text:p text:style-name="P7"><text:span text:style-name="T3">CoAP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4.60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42:30.658763946</meta:creation-date>
    <dc:date>2020-06-09T12:47:49.383833721</dc:date>
    <meta:editing-duration>PT16M12S</meta:editing-duration>
    <meta:editing-cycles>4</meta:editing-cycles>
    <meta:generator>LibreOffice/6.4.3.2$Linux_X86_64 LibreOffice_project/40$Build-2</meta:generator>
    <meta:document-statistic meta:object-count="12"/>
  </office:meta>
</office:document-meta>
</file>